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500000000F6CA6BE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Heading_20_4">
      <style:paragraph-properties fo:margin-top="0.423cm" fo:margin-bottom="0.212cm" fo:keep-with-next="always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DejaVu Sans1" style:font-name-asian="DejaVu Sans2" style:font-name-complex="DejaVu Sans2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ubtitle">
      <style:paragraph-properties fo:margin-top="0.423cm" fo:margin-bottom="0.212cm"/>
    </style:style>
    <style:style style:name="T1" style:family="text">
      <style:text-properties style:font-name="DejaVu Sans1" style:font-name-asian="DejaVu Sans2" style:font-name-complex="DejaVu Sans2"/>
    </style:style>
    <style:style style:name="T2" style:family="text">
      <style:text-properties style:font-name="DejaVu Sans1" fo:font-weight="normal" style:font-name-asian="DejaVu Sans2" style:font-weight-asian="normal" style:font-name-complex="DejaVu Sans2" style:font-weight-complex="normal"/>
    </style:style>
    <style:style style:name="T3" style:family="text">
      <style:text-properties style:font-name="DejaVu Sans Light"/>
    </style:style>
    <style:style style:name="T4" style:family="text">
      <style:text-properties style:font-name="DejaVu Sans Light1" fo:font-weight="150" style:font-name-asian="DejaVu Sans2" style:font-name-complex="DejaVu Sans2"/>
    </style:style>
    <style:style style:name="T5" style:family="text">
      <style:text-properties style:font-name="DejaVu Sans Light1" style:font-name-asian="DejaVu Sans2" style:font-name-complex="DejaVu Sans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Source Cartouche<text:line-break/><text:span text:style-name="T5">General Specification<text:line-break/>Version 0.2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pan text:style-name="T4">Visit<text:line-break/></text:span><text:a xlink:type="simple" xlink:href="http://www.opensourcecartouche.org/"><text:span text:style-name="T4">http://www.opensourcecartouche.org</text:span></text:a><text:span text:style-name="T4"> <text:line-break/>or more information on the project<text:line-break/><text:line-break/><text:line-break/><text:line-break/><text:line-break/><text:line-break/><text:line-break/><text:line-break/><text:line-break/><text:line-break/><text:line-break/><text:line-break/><text:line-break/><text:line-break/>This work is licensed under the<text:line-break/></text:span><text:a xlink:type="simple" xlink:href="http://creativecommons.org/licenses/by-sa/2.0/"><text:span text:style-name="T4">Creative Commons Attribution-ShareAlike 2.0 <text:s/>License</text:span></text:a><text:span text:style-name="T4">.<text:line-break/><text:line-break/>To view a copy of this license, visit<text:line-break/></text:span><text:a xlink:type="simple" xlink:href="http://creativecommons.org/licenses/by-sa/2.0/"><text:span text:style-name="T4">http://creativecommons.org/licenses/by-sa/2.0/</text:span></text:a></text:p>
      <text:h text:style-name="P4" text:outline-level="1">metadata</text:h>
      <text:h text:style-name="P1" text:outline-level="5">Description : Higher level element containing metedata for cartouche (incl. workflow)<text:line-break/>Cardinality : 1, Mandatory<text:line-break/>Format : XML element<text:line-break/>Values : Nothing</text:h>
      <text:h text:style-name="Heading_20_2" text:outline-level="2">author</text:h>
      <text:h text:style-name="Heading_20_3" text:outline-level="3">name</text:h>
      <text:h text:style-name="P1" text:outline-level="5">Description : Cartouche Author's name<text:line-break/>Cardinality : 1, Mandatory<text:line-break/>Format : String<text:line-break/>Values : Any<text:line-break/>Example : &lt;name&gt;Philippe-Arnaud HARANGER&lt;/name&gt;</text:h>
      <text:h text:style-name="Heading_20_3" text:outline-level="3">email</text:h>
      <text:h text:style-name="P1" text:outline-level="5">Description : Cartouche Author's email<text:line-break/>Cardinality : 1, Mandatory<text:line-break/>Format : String<text:line-break/>Values : Any<text:line-break/>Example : &lt;email&gt;philippe-arnaud.harange@atos.net&lt;/email&gt;</text:h>
      <text:h text:style-name="Heading_20_3" text:outline-level="3">[comment]</text:h>
      <text:h text:style-name="P1" text:outline-level="5">Description : Cartouche Author's comment<text:line-break/>Cardinality : 0..1, Optional<text:line-break/>Format : Text<text:line-break/>Values : Any<text:line-break/>Example : &lt;comment&gt;This cartouche is for example purpose and not to be used AS IS&lt;/comment&gt;</text:h>
      <text:h text:style-name="Heading_20_2" text:outline-level="2">[reviewer]</text:h>
      <text:h text:style-name="Heading_20_3" text:outline-level="3">name</text:h>
      <text:h text:style-name="P1" text:outline-level="5">Description : Cartouche Reviewer's name<text:line-break/>Cardinality : 1, Mandatory<text:line-break/>Format : String<text:line-break/>Values : Any<text:line-break/>Example : &lt;name&gt;Raphaël Semeteys&lt;/name&gt;</text:h>
      <text:h text:style-name="Heading_20_3" text:outline-level="3">email</text:h>
      <text:h text:style-name="P1" text:outline-level="5">Description : Cartouche Reviewer's email<text:line-break/>Cardinality : 1, Mandatory<text:line-break/><text:soft-page-break/>Format : String<text:line-break/>Values : Any<text:line-break/>Example : &lt;email&gt;raphaël.semeteys@atos.net&lt;/email&gt;</text:h>
      <text:h text:style-name="Heading_20_3" text:outline-level="3">reviewDate</text:h>
      <text:h text:style-name="P1" text:outline-level="5">Description : Cartouche Review Date<text:line-break/>Cardinality : 1, Mandatory<text:line-break/>Format : Date (YYYY-MM-DD)<text:line-break/>Values : Any<text:line-break/>Example : &lt;reviewDate&gt;2011-09-02&lt;/reviewDate&gt;</text:h>
      <text:h text:style-name="Heading_20_3" text:outline-level="3">Comment</text:h>
      <text:h text:style-name="P1" text:outline-level="5">Description : Cartouche Reviewer's comment<text:line-break/>Cardinality : 1, Mandatory<text:line-break/>Format : Text<text:line-break/>Values : Any<text:line-break/>Example : &lt;comment&gt;This cartouche is correct and I approve its content/comment&gt;</text:h>
      <text:h text:style-name="Heading_20_2" text:outline-level="2">dates</text:h>
      <text:h text:style-name="Heading_20_3" text:outline-level="3">creation</text:h>
      <text:h text:style-name="P1" text:outline-level="5">Description : Cartouche Creation Date<text:line-break/>Cardinality : 1, Mandatory<text:line-break/>Format : Date (YYYY-MM-DD)<text:line-break/>Values : Any<text:line-break/>Example : &lt;creation&gt;2011-09-01&lt;/creation&gt;</text:h>
      <text:h text:style-name="Heading_20_3" text:outline-level="3">[Update]</text:h>
      <text:h text:style-name="P1" text:outline-level="5">Description : Cartouche Review Date<text:line-break/>Cardinality : 0..1, Optional<text:line-break/>Format : Date (YYYY-MM-DD)<text:line-break/>Values : Any<text:line-break/>Example : &lt;update&gt;2011-09-03&lt;/update&gt;</text:h>
      <text:h text:style-name="Heading_20_3" text:outline-level="3">[Validation]</text:h>
      <text:h text:style-name="P1" text:outline-level="5">Description : Cartouche Review Date<text:line-break/>Cardinality : 0..1, Optional<text:line-break/>Format : Date (YYYY-MM-DD)<text:line-break/>Values : Any<text:line-break/>Example : &lt;validation&gt;2011-09-03&lt;/validation&gt;</text:h>
      <text:h text:style-name="Heading_20_2" text:outline-level="2">cartoucheVersion</text:h>
      <text:h text:style-name="P1" text:outline-level="5">Description : Open Source Cartouche specification Version this cartouche <text:soft-page-break/>complies with<text:line-break/>Cardinality : 1, Mandatory<text:line-break/>Format : String<text:line-break/>Values : Any<text:line-break/>Example : &lt;cartoucheVersion&gt;0.2 Beta&lt;/cartoucheVersion&gt;</text:h>
      <text:h text:style-name="Heading_20_1" text:outline-level="1">component</text:h>
      <text:h text:style-name="P1" text:outline-level="5">Description : Higher level element containing information about the component<text:line-break/>Cardinality : 1, Mandatory<text:line-break/>Format : XML element<text:line-break/>Values : Nothing</text:h>
      <text:h text:style-name="Heading_20_2" text:outline-level="2">name</text:h>
      <text:h text:style-name="P1" text:outline-level="5">Description : Contains the name of the component being identified<text:line-break/>Cardinality : 1, Mandatory<text:line-break/>Format : String<text:line-break/>Values : Any<text:line-break/>Example : &lt;name&gt;Open Source Cartouche&lt;/name&gt;</text:h>
      <text:h text:style-name="Heading_20_2" text:outline-level="2">version</text:h>
      <text:h text:style-name="P1" text:outline-level="5">Description : Contains the version of the component being identified<text:line-break/>Cardinality : 1, Mandatory<text:line-break/>Format : String<text:line-break/>Values : Any<text:line-break/>Example : &lt;version&gt;0.2&lt;/version&gt;</text:h>
      <text:h text:style-name="Heading_20_2" text:outline-level="2">status</text:h>
      <text:h text:style-name="P1" text:outline-level="5">Description : Contains the status of the component at the time being identified<text:line-break/>Cardinality : 1, Mandatory<text:line-break/>Format : String<text:line-break/>Values : Blueprint, Alpha, Beta, RC, Final<text:line-break/>Example : &lt;status&gt;0.2&lt;/status&gt;</text:h>
      <text:h text:style-name="Heading_20_2" text:outline-level="2">releaseDate</text:h>
      <text:h text:style-name="P1" text:outline-level="5">Description : Contains the date of release of the component being identified<text:line-break/>Cardinality : 1, Mandatory<text:line-break/>Format : Date (YYYY-MM-DD)<text:line-break/>Values : Any<text:line-break/>Example : &lt;date&gt;2011-09-01&lt;/date&gt;</text:h>
      <text:h text:style-name="Heading_20_2" text:outline-level="2">homepage</text:h>
      <text:h text:style-name="P1" text:outline-level="5">Description : Contains the homepage of the component being identified<text:line-break/>Cardinality : 1, Mandatory<text:line-break/>Format : String<text:line-break/><text:soft-page-break/>Values : Any<text:line-break/>Example : &lt;homepage&gt;http://www.opensourcecartouche.org&lt;/homepage&gt;</text:h>
      <text:h text:style-name="Heading_20_2" text:outline-level="2">description</text:h>
      <text:h text:style-name="P1" text:outline-level="5">Description : Contains a description of the component being identified<text:line-break/>Cardinality : 1, Mandatory<text:line-break/>Format : String<text:line-break/>Values : Any<text:line-break/>Example : &lt;description&gt;Open Source identification method&lt;/description&gt;</text:h>
      <text:h text:style-name="Heading_20_2" text:outline-level="2">archetype</text:h>
      <text:h text:style-name="P1" text:outline-level="5">Description : Contains the archetype of the component being identified<text:line-break/>Cardinality : 1, Mandatory<text:line-break/>Format : String<text:line-break/>Values : Plugin, Stand Alone, Library, Framework, Bundle, Documentation, Other<text:line-break/>Comment: See http://www.opensourcecartouche.org/?p=54 for more information<text:line-break/>Example : &lt;archetype&gt;Documentation&lt;/archetype&gt;</text:h>
      <text:h text:style-name="Heading_20_2" text:outline-level="2">[vendor]</text:h>
      <text:h text:style-name="P1" text:outline-level="5">Description : Contains the vendor of the component being identified<text:line-break/>Cardinality : 0..1, Optional<text:line-break/>Format : String<text:line-break/>Values : Any<text:line-break/>Example : &lt;vendor&gt;Open Source Center&lt;/vendor&gt;</text:h>
      <text:h text:style-name="Heading_20_2" text:outline-level="2">[tags]</text:h>
      <text:h text:style-name="P1" text:outline-level="5">Description : Contains tags for quick search and reference<text:line-break/>Cardinality : 0..1, Optional<text:line-break/>Format : String<text:line-break/>Values : Any<text:line-break/>Example : &lt;tags&gt;Open, FLOSS, Identification, Method&lt;/tags&gt;</text:h>
      <text:h text:style-name="Heading_20_2" text:outline-level="2">[mainTech]</text:h>
      <text:h text:style-name="P1" text:outline-level="5">Description : Contains the main technology behind the component<text:line-break/>Cardinality : 0..1, Optional<text:line-break/>Format : String<text:line-break/>Values : Any<text:line-break/>Example : &lt;mainTech&gt;Open Document Format&lt;/mainTech&gt;</text:h>
      <text:h text:style-name="Heading_20_2" text:outline-level="2">[checksum]</text:h>
      <text:h text:style-name="P1" text:outline-level="5">Description : Contains the component's checksum for consistency guarantee<text:line-break/>Cardinality : 0..1, Optional<text:line-break/>Format : Algorithm/checksum<text:line-break/>Values : Any<text:line-break/><text:soft-page-break/>Example : &lt;checksum&gt;MD5/748872f003c34f528649b360853c6c4c&lt;/checksum&gt;</text:h>
      <text:h text:style-name="Heading_20_1" text:outline-level="1">license</text:h>
      <text:h text:style-name="P1" text:outline-level="5">Description : Higher level element containing information about component's licence<text:line-break/>Cardinality : 1, Mandatory<text:line-break/>Format : XML element<text:line-break/>Comment : This element will be soon replaced by the Licence Cartouche<text:line-break/>Values : Nothing</text:h>
      <text:h text:style-name="Heading_20_2" text:outline-level="2">name</text:h>
      <text:h text:style-name="P1" text:outline-level="5">Description : Contains the common name of the licence the component is released under<text:line-break/>Cardinality : 1, Mandatory<text:line-break/>Format : String<text:line-break/>Values : Any<text:line-break/>Example : &lt;name&gt;GNU Free Documentation Licence&lt;/name&gt;</text:h>
      <text:h text:style-name="Heading_20_2" text:outline-level="2">version</text:h>
      <text:h text:style-name="P1" text:outline-level="5">Description : Contains the version the licence the component is released under<text:line-break/>Cardinality : 1, Mandatory<text:line-break/>Format : String<text:line-break/>Values : Any<text:line-break/>Example : &lt;version&gt;1.3&lt;/version&gt;</text:h>
      <text:h text:style-name="Heading_20_2" text:outline-level="2">[homepage]</text:h>
      <text:h text:style-name="P1" text:outline-level="5">Description : Contains the homepage of the licence the component is released under<text:line-break/>Cardinality : 0..1, Optional<text:line-break/>Format : String<text:line-break/>Values : Any<text:line-break/>Example : &lt;homepage&gt;http://www.gnu.org/licenses/fdl.html&lt;/homepage&gt;</text:h>
      <text:h text:style-name="Heading_20_1" text:outline-level="1">team</text:h>
      <text:h text:style-name="P1" text:outline-level="5">Description : Higher level element containing information about component's development team<text:line-break/>Cardinality : 1, Mandatory<text:line-break/>Format : XML element<text:line-break/>Values : Nothing</text:h>
      <text:h text:style-name="Heading_20_2" text:outline-level="2">number</text:h>
      <text:h text:style-name="P1" text:outline-level="5">Description : Contains the number of people involved in the development of the component<text:line-break/>Cardinality : 1, Mandatory<text:line-break/><text:soft-page-break/>Format : Integer<text:line-break/>Values : Any<text:line-break/>Example : &lt;number&gt;2&lt;/number&gt;</text:h>
      <text:h text:style-name="Heading_20_2" text:outline-level="2">[developers]</text:h>
      <text:h text:style-name="P1" text:outline-level="5">Description : High level element containing at least one developer element<text:line-break/>Cardinality : 0..1, Optional<text:line-break/>Format : XML element<text:line-break/>Values : Nothing</text:h>
      <text:h text:style-name="Heading_20_3" text:outline-level="3">developer</text:h>
      <text:h text:style-name="P1" text:outline-level="5">Description : Element containing developers information<text:line-break/>Cardinality : 1..n, Mandatory<text:line-break/>Format : XML element<text:line-break/>Values : Nothing</text:h>
      <text:h text:style-name="Heading_20_4" text:outline-level="4">name</text:h>
      <text:h text:style-name="P1" text:outline-level="5">Description : Component's developer name<text:line-break/>Cardinality : 1, Mandatory<text:line-break/>Format : String<text:line-break/>Values : Any<text:line-break/>Example : &lt;name&gt;Philippe-Arnaud HARANGER&lt;/name&gt;</text:h>
      <text:h text:style-name="Heading_20_4" text:outline-level="4">email</text:h>
      <text:h text:style-name="P1" text:outline-level="5">Description : Component's developer email<text:line-break/>Cardinality : 1, Mandatory<text:line-break/>Format : String<text:line-break/>Values : Any<text:line-break/>Example : &lt;email&gt;philippe-arnaud.haranger@atos.net&lt;/email&gt;</text:h>
      <text:h text:style-name="P2" text:outline-level="4">[<text:span text:style-name="T2">company</text:span>]</text:h>
      <text:h text:style-name="P1" text:outline-level="5">Description : Component's developer company<text:line-break/>Cardinality : 0..1, Optional<text:line-break/>Format : String<text:line-break/>Values : Any<text:line-break/>Example : &lt;company&gt;Atos&lt;/company&gt;</text:h>
      <text:h text:style-name="Heading_20_2" text:outline-level="2">[contributors]</text:h>
      <text:h text:style-name="P1" text:outline-level="5">Description : High level element containing at least one contributor element<text:line-break/>Cardinality : 0..1, Optional<text:line-break/>Format : XML element<text:line-break/>Values : Nothing</text:h>
      <text:h text:style-name="Heading_20_3" text:outline-level="3"><text:soft-page-break/>contributor</text:h>
      <text:h text:style-name="P1" text:outline-level="5">Description : Element containing contributors information<text:line-break/>Cardinality : 1..n, Mandatory<text:line-break/>Format : XML element<text:line-break/>Values : Nothing</text:h>
      <text:h text:style-name="P2" text:outline-level="4">name</text:h>
      <text:h text:style-name="P1" text:outline-level="5">Description : Component's contributor name<text:line-break/>Cardinality : 1, Mandatory<text:line-break/>Format : String<text:line-break/>Values : Any<text:line-break/>Example : &lt;name&gt;Raphaël SEMETEYS&lt;/name&gt;</text:h>
      <text:h text:style-name="P3" text:outline-level="4">email</text:h>
      <text:h text:style-name="P1" text:outline-level="5">Description : Component's contributor email<text:line-break/>Cardinality : 1, Mandatory<text:line-break/>Format : String<text:line-break/>Values : Any<text:line-break/>Example : &lt;email&gt;raphael.semeteys@atos.net&lt;/email&gt;</text:h>
      <text:h text:style-name="P2" text:outline-level="4">[<text:span text:style-name="T1">company</text:span>]</text:h>
      <text:h text:style-name="P1" text:outline-level="5">Description : Component's contributor company<text:line-break/>Cardinality : 0..1, Optional<text:line-break/>Format : String<text:line-break/>Values : Any<text:line-break/>Example : &lt;company&gt;Atos&lt;/company&gt;</text:h>
      <text:h text:style-name="Heading_20_1" text:outline-level="1">legal</text:h>
      <text:h text:style-name="P1" text:outline-level="5">Description : Higher level element containing industrial property related information<text:line-break/>Cardinality : 1, Mandatory<text:line-break/>Format : XML element<text:line-break/>Values : Nothing</text:h>
      <text:h text:style-name="Heading_20_2" text:outline-level="2">copyright</text:h>
      <text:h text:style-name="P1" text:outline-level="5">Description : Contains the copyright applicable on the component<text:line-break/>Cardinality : 1, Mandatory<text:line-break/>Format : String<text:line-break/>Values : Any<text:line-break/>Example : &lt;copyright&gt;Atos&lt;/copyright&gt;</text:h>
      <text:h text:style-name="Heading_20_2" text:outline-level="2">[patents]</text:h>
      <text:h text:style-name="P1" text:outline-level="5">Description : High level element containing at least one patent element<text:line-break/>Cardinality : 0..1, Optional<text:line-break/><text:soft-page-break/>Format : XML element<text:line-break/>Values : Nothing</text:h>
      <text:h text:style-name="Heading_20_3" text:outline-level="3">patent</text:h>
      <text:h text:style-name="P1" text:outline-level="5">Description : Element containing patents information<text:line-break/>Cardinality : 1..n, Mandatory<text:line-break/>Format : XML element<text:line-break/>Values : Nothing</text:h>
      <text:h text:style-name="Heading_20_4" text:outline-level="4">number</text:h>
      <text:h text:style-name="P1" text:outline-level="5">Description : Patent's Publication Number<text:line-break/>Cardinality : 1, Mandatory<text:line-break/>Format : PatentOfficePrefix/PatentNumber<text:line-break/>Values : Any<text:line-break/>Example : &lt;number&gt;US/4405829&lt;/number&gt;</text:h>
      <text:h text:style-name="P2" text:outline-level="4">[<text:span text:style-name="T1">name</text:span>]</text:h>
      <text:h text:style-name="P1" text:outline-level="5">Description : Patent's short description<text:line-break/>Cardinality : 0..1, Optional<text:line-break/>Format : String<text:line-break/>Values : Any<text:line-break/>Example : &lt;name&gt;Cryptography communications system and method&lt;/name&gt;</text:h>
      <text:h text:style-name="P2" text:outline-level="4">[<text:span text:style-name="T1">publicationDate</text:span>]</text:h>
      <text:h text:style-name="P1" text:outline-level="5">Description : Patent's publication date<text:line-break/>Cardinality : 0..1, Optional<text:line-break/>Format : Date (YYYY-MM-DD)<text:line-break/>Values : Any<text:line-break/>Example : &lt;publicationDate&gt;1983-09-20&lt;/publicationDate&gt;</text:h>
      <text:h text:style-name="P2" text:outline-level="4">[<text:span text:style-name="T1">description</text:span>]</text:h>
      <text:h text:style-name="P1" text:outline-level="5">Description : Patent's Long description<text:line-break/>Cardinality : 0..1, Optional<text:line-break/>Format : Text<text:line-break/>Values : Any<text:line-break/>Example : &lt;description&gt;A cryptography communications system and method...&lt;/description&gt;</text:h>
      <text:h text:style-name="Heading_20_2" text:outline-level="2">[ciphers]</text:h>
      <text:h text:style-name="P1" text:outline-level="5">Description : High level element containing at least one cipher element<text:line-break/>Cardinality : 0..1, Optional<text:line-break/>Format : XML element<text:line-break/>Values : Nothing</text:h>
      <text:h text:style-name="Heading_20_3" text:outline-level="3"><text:soft-page-break/>cipher</text:h>
      <text:h text:style-name="P1" text:outline-level="5">Description : Element containing ciphers information<text:line-break/>Cardinality : 1..n, Mandatory<text:line-break/>Format : XML element<text:line-break/>Values : Nothing</text:h>
      <text:h text:style-name="Heading_20_4" text:outline-level="4">name</text:h>
      <text:h text:style-name="P1" text:outline-level="5">Description : cipher usual name<text:line-break/>Cardinality : 1, Mandatory<text:line-break/>Format : String<text:line-break/>Values : Any<text:line-break/>Example : &lt;name&gt;RSA&lt;/name&gt;</text:h>
      <text:h text:style-name="P2" text:outline-level="4">[<text:span text:style-name="T1">exportRestrictions</text:span>]</text:h>
      <text:h text:style-name="P1" text:outline-level="5">Description : List of countries restricted for exporting the cipher <text:line-break/>Cardinality : 0..1, Optional<text:line-break/>Format : List of countries in the ISO 3166 representation<text:line-break/>Values : Any<text:line-break/>Example : &lt;exportResctictions&gt;IR&lt;/exportResctictions&gt;</text:h>
      <text:h text:style-name="Heading_20_1" text:outline-level="1">[misc]</text:h>
      <text:h text:style-name="P1" text:outline-level="5">Description : Higher level element containing miscelaneous information<text:line-break/>Cardinality : 1, Mandatory<text:line-break/>Format : XML element<text:line-break/>Values : Nothing</text:h>
      <text:h text:style-name="Heading_20_2" text:outline-level="2">[comment]</text:h>
      <text:h text:style-name="P1" text:outline-level="5">Description : General comment<text:line-break/>Cardinality : 0..1, Optional<text:line-break/>Format : Text<text:line-break/>Values : Any<text:line-break/>Example : &lt;comment&gt;Blah, blah, blah&lt;/comment&gt;</text:h>
      <text:h text:style-name="Heading_20_2" text:outline-level="2">[dependencies]</text:h>
      <text:h text:style-name="P1" text:outline-level="5">Description : External components needed in order to get the component to work properly.<text:line-break/>Cardinality : 0..1, Optional<text:line-break/>Format : Text<text:line-break/>Values : Any<text:line-break/>Comment : We need to refine this element (Unique component identifier, Subset of a cartouche?)<text:line-break/>Example : &lt;dependencies&gt;Python 2.3&lt;/dependencies&gt;</text:h>
      <text:h text:style-name="Heading_20_2" text:outline-level="2"><text:soft-page-break/>[fileNumber]</text:h>
      <text:h text:style-name="P1" text:outline-level="5">Description : Number of files the component is composed of<text:line-break/>Cardinality : 0..1, Optional<text:line-break/>Format : Integer<text:line-break/>Values : Any<text:line-break/>Example : &lt;fileNumber&gt;14&lt;/fileNumber&gt;</text:h>
      <text:h text:style-name="Heading_20_2" text:outline-level="2">[data]</text:h>
      <text:h text:style-name="P1" text:outline-level="5">Description : Element containing data volume information<text:line-break/>Cardinality : 0..1, Optional<text:line-break/>Format : XML element<text:line-break/>Values : Nothing</text:h>
      <text:h text:style-name="Heading_20_3" text:outline-level="3">volume</text:h>
      <text:h text:style-name="P1" text:outline-level="5">Description : Value of data volume<text:line-break/>Cardinality : 1, Mandatory<text:line-break/>Format : Integer<text:line-break/>Values : Any<text:line-break/>Example : &lt;fileNumber&gt;2&lt;/fileNumber&gt;</text:h>
      <text:h text:style-name="Heading_20_3" text:outline-level="3">unit</text:h>
      <text:h text:style-name="P1" text:outline-level="5">Description : Unit of data volume<text:line-break/>Cardinality : 1, Mandatory<text:line-break/>Format : String<text:line-break/>Values : Any<text:line-break/>Example : &lt;fileNumber&gt;Mbyte&lt;/fileNumber&gt;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indent="0cm" style:auto-text-indent="false"/>
      <style:text-properties style:font-name="DejaVu Sans Light1" fo:font-size="11pt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Light1" fo:font-size="14pt" fo:font-weight="150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text-indent="0cm" style:auto-text-indent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transparent" style:vertical-align="middle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cm" fo:margin-right="0cm" fo:text-indent="0cm" style:auto-text-indent="false"/>
      <style:text-properties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DejaVu Sans Light"/>
    </style:style>
    <style:style style:name="MT2" style:family="text"/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a xlink:type="simple" xlink:href="http://www.opensourcecartouche.org/"><text:span text:style-name="MT1">http://www.opensourcecartouche.org/</text:span></text:a><text:span text:style-name="MT1"><text:line-break/><text:tab/>General Specification Version 0.2</text:span></text:p>
      </style:header>
      <style:footer>
        <text:p text:style-name="Footer"><draw:frame draw:style-name="Mfr1" draw:name="images1" text:anchor-type="as-char" svg:width="2.117cm" svg:height="0.397cm" draw:z-index="10"><draw:image xlink:href="Pictures/10000000000000500000000F6CA6BE44.png" xlink:type="simple" xlink:show="embed" xlink:actuate="onLoad"/></draw:frame><text:tab/><text:page-number text:select-page="current">11</text:page-number>/<text:page-count>11</text:page-count><text:tab/><text:a xlink:type="simple" xlink:href="http://www.gnu.org/licenses/fdl.html">GNU FDL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4T19:16:42</dc:date>
    <dc:creator>Philippe-Arnaud HARANGER</dc:creator>
    <meta:editing-duration>PT33M5S</meta:editing-duration>
    <meta:editing-cycles>2</meta:editing-cycles>
    <meta:generator>LibreOffice/3.3$Unix LibreOffice_project/330m19$Build-301</meta:generator>
    <meta:document-statistic meta:table-count="0" meta:image-count="1" meta:object-count="0" meta:page-count="11" meta:paragraph-count="125" meta:word-count="1488" meta:character-count="10740"/>
  </office:meta>
</office:document-meta>
</file>